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abstract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lvi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s/>(Banach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s/>(algebraic groups, representation theory, 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s/>(continuum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s/>(classical mechan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/>(commutative algebra,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s/>(complex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s/>("Density Functional Theory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nt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/>(curves, calculus of variation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s/>(complex manifol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/>(graph theory)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s/>(cod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/>(mathematical analysis, 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-balance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ner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fforgue's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four-squar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 inversion theorem (mathematical analysis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 reversion theorem (mathematical analysis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ek–Mos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i's theorem (st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au prime idea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ker–Noether theorem (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tice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ent expans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icella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Milgram theorem (partial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Richtmyer theorem (numer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Wendroff theorem (numer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 covering dimension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's decomposition theorem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's density theorem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 Hwa Chung theorem (symplect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 differentiatio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am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–Yang theorem (statist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fixed-point theorem (fixed points, 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–Hopf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hyperplane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theorem on (1,1)-classes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mann–Scheffé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ay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ay–Hirsch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ner symmetry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ter's theorem (Euclidean 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's theorem (Li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tzky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évy continuity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évy's modulus of continuity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korish twist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ckorish–Wallac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's theorem (Li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's third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–Palai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mann–Weierstras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–Kolchin theorem (algebraic groups, 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énard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löf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ström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congruence theorem (number theory, modular arithmet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nik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ns–Lax–Milgram theorem (partial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complex analysis) (entire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conformal mappings) (conformal mapping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Hamiltonian) (Hamiltonian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öb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h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man–Menchoff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Łoś'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öwenheim–Skolem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a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kacs's proportion-sum independence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mer–Phillips theorem (semi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zin's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apunov–Malkin theorem (st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apunov's central limit theorem (probability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. Riesz extensio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Mahon Master theorem (enumerative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hler's compactness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hler's theorem (p-ad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er's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range preparation theorem (singular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range–Ehrenpreis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in–Drinfeld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inkiewic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den's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's contro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lyan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inal value theorem (bi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us−Yamabe theorem (2D st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gale representation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–Stothers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 theorem (analysis of algorithms) (recurrence relations, asymptot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chke's theorem (group represent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yasevich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flow min cut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Noether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al ergodic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well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–Ulam theorem (normed sp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's torsio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value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able Riemann mapping theorem (conformal mapp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lin invers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elau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g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min–Wagn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tens's theorems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zation theorems (topological sp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snier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y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hăilescu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ken–Taylor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ken's tree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man–Pettis theorem (Banach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-max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's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's second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–Hlawka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los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quel'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sky–Newman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chell's embedding theorem (categor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ag-Leffler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gliani–Miller theorem (financ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arity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r–Mascheroni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e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drom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e clas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e convergenc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ntel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re–Aronszajn theorem (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dell–Wei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au's theorem (conv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ra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ley's categoricity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ley's trisector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ton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ow rigidity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ain pass theorem (calculus of var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ing equilibrium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nomial theorem (algebra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ication theorem (special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icity-one theorem (group represent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mford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ual fund separation theorem (financial 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üntz–Szás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cielski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er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hill–Nerode theorem (formal language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bin's theorem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ata's compactificatio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ata–Smirnov metrization theorem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ell–Lutz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poleon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h embedding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h–Moser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lander–Niremberg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ton's theorem about ovals (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ton's theorem (quadrilateral)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omachu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 fixed-point theorem (fixed poi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 realization probl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–Schreier theorem (fre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ven's theorem (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oning theorem (quantum comput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free lunch theorem (philosophy of 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hai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wandering domain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broadcast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communicatio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ether's theorem (Lie groups, calculus of variations, differential invariants,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oether's second theorem (calculus of variations,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ether's theorem on rationality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dard–Thorn theorem (vertex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trade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squeezing theorem (symplect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on's theorem (electric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ikov's compact leaf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yquist–Shannon sampling theorem (information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dd numb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cal equivalence theorem (quantum optics) (quantum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onal stopping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 theorem (Nagano–Sussmann)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-stabilize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e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licz–Petti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stein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eledec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erwalder–Schrad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–Hadamard gap theorem (complex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's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–Wiener theorem (Fourier trans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dya theorem (nuclear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are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centroid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hexagon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–Harrington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ovicenko's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eval's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hasarathy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al's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h's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no existence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etre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ixoto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rose–Hawking singularity theorem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entagonal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li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pendicular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ron–Frobeniu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–Weyl theorem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ragmén–Lindelöf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–Lindelöf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ands–Balkema–de Haan theorem (extreme valu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man–Koopman–Darmoi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ot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zz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ar separato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for spherical functions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endixson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irkhoff–Witt theorem (universal enveloping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Hopf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duality theorem (algebraic topology of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recurrence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limi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lya enumeration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peiu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's closure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–Steiner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ve energy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ynting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image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itive element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axis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ideal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khorov'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 base chang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h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random generator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olemy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thagorean theorem (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4"/>Quillen–Suslin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um threshold theorem (computer science) (theoretical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ient of subspace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emacher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's theorem (harmon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's theorem (convex se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–Nikodym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kov's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m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n–Skolem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sey's theorem (graph theory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–nullity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o–Blackwell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hevsky–Chow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 root theorem (algebra, 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ity theorem (poli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er's theorems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uch comparison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dei'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b sphere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h–Schlieder theorem (local 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lection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ev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meister–Singer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r's theorem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mert–Stei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schle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d compound agen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ynolds transport theorem (fluid dyna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t's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's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–Shapiro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son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series theorem (mathematical se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existenc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theorem on removable singularities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(Riemann surfaces, 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mooth manifolds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iemann singularity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 representation theorem (functional analysis, 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Fischer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Thori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el–Young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bin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son–Seymou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son's joint consistenc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khli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le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s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–Capelli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–Hurwitz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ge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bczynski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ll–Nardzewski fixed point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–cobordism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ccheri–Legendre theorem (absolut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hlqvist correspondence theorem (mod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-Venant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kovskii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itch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zonov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efer's dichotom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uder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ilder's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yd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er refinement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öder–Bernstein theorems for operator algebras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oeder–Bernstein theorem for measurable spac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lemma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–Zassenhau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 kernel theorem (generalized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–Zippel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z–Ahlfors–Pick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nk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 cor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fert–van Kampe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arating axis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–Hartley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expansion theorem (Boolean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source coding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Cohn theorem (Jordan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Witt theorem (Li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theorem (differential operato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gel–Walfisz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man–Toeplitz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cial approximatio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horn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on's 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ser–Lautemann theorem (probabilistic complexity theory) (structur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u's semicontinuit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circle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exponential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lar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da–El Mir theorem (compl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Mahler–Lech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Noether theorem (simpl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embedding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representation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eszyński–Pringsheim theorem (continued frac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tsky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n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olev embedding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khatsky–Weierstras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nenschein–Mantel–Debreu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e Germa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l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ndnes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ht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tral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ner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n–statistic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ague–Grundy theorem (combinatorial 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eez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hl's theorem (matri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 theorem about ends of group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–Zeema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's reciprocity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 of Davi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k–Heegn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–Strömber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er–Lehmu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hau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itz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wart's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nespring factoriz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rling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kes's theorem (vector calculus, 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per–Samuelson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z–Cesàro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representation theorem for Boolean algebras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theorem on one-parameter unitary groups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Tuke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von Neumann theorem (functional analysis, representation theory of the Heisen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, quantum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Weierstras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ssmann's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ng 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finitely generated modules over a principal ideal domain (abstr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Gaussian measur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d program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's theorem (theory of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–Picone comparison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pace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ing hyperplane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n's theorem (modul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ow theorem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determinant theorem (determina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 pentahedral theorem (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law of inertia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–Gallai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 hyper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phonic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ge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.-Nagy's dil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gő limit theorems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–Trott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pilrajn extension theorem (axiom of choic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kagi existenc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ens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eness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ent-secant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ski's indefinabilit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–Proudma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nbaum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bit ibn Qurra's theorem (amicable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le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ualit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bault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de Moivre–Laplace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cube (algebraic variet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gnomon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ree moment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n friends and strangers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venin's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transitivit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uniqueness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sen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's theorem (Diophantine equ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–Siegel–Roth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tze extension theorem 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jdeman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honov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theorem (integral transfor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convolu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s alternative (geometric 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a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ta's theorem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elli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kis's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nogov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lli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hotom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mbi–Varadarajan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ding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n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nell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tte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án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urán–Kubiliu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chonoff's theorem (general topolog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gly duckling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formization theorem (complex analysis, 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approximation theorem (neur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coefficient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ixedness theorem (algebraic 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iant–Vazirani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Aubel's theorem (quadrilater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der Waerden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Schoote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Vleck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tieghem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gno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a's formulas (quadr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oris–Begle mapping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ogradov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al theorem (class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nvergence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verin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–Hahn–Sak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i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 bicommuta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's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Staudt–Clausen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n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dhause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er's theorem (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little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–Casorati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factoriza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preparation theorem (several complex variables, 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nberg–Witten theorem (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ordering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hitehead theorem (homotop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mbedding theorem (differential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xtensio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immersion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–Graustei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ck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's tauberia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–Ikehara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gner–Eckart theorem (Clebsch–Gordan coefficie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kie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so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t's theorem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d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stenholme's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*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J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horski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riski's mai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ckendorf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berger–Bressou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igmondy's theorem (number theory)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6:19:54.251571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5T16:44:09.266253705</dc:date>
    <meta:editing-duration>PT12H42M1S</meta:editing-duration>
    <meta:editing-cycles>385</meta:editing-cycles>
    <meta:generator>LibreOffice/7.1.3.2$Linux_X86_64 LibreOffice_project/10$Build-2</meta:generator>
    <meta:document-statistic meta:table-count="8" meta:cell-count="2201" meta:object-count="0"/>
  </office:meta>
</office:document-meta>
</file>